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1.1014in" style:rel-column-width="10787*"/>
    </style:style>
    <style:style style:name="Table1.B" style:family="table-column">
      <style:table-column-properties style:column-width="1.8125in" style:rel-column-width="17746*"/>
    </style:style>
    <style:style style:name="Table1.C" style:family="table-column">
      <style:table-column-properties style:column-width="1.5514in" style:rel-column-width="15191*"/>
    </style:style>
    <style:style style:name="Table1.D" style:family="table-column">
      <style:table-column-properties style:column-width="1.25in" style:rel-column-width="12236*"/>
    </style:style>
    <style:style style:name="Table1.E" style:family="table-column">
      <style:table-column-properties style:column-width="0.9778in" style:rel-column-width="9575*"/>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6931in" style:rel-width="100%" fo:margin-left="0in" fo:margin-top="0in" fo:margin-bottom="0in" table:align="left" style:writing-mode="page"/>
    </style:style>
    <style:style style:name="Table2.A" style:family="table-column">
      <style:table-column-properties style:column-width="1.1014in" style:rel-column-width="10787*"/>
    </style:style>
    <style:style style:name="Table2.B" style:family="table-column">
      <style:table-column-properties style:column-width="0.5625in" style:rel-column-width="5505*"/>
    </style:style>
    <style:style style:name="Table2.C" style:family="table-column">
      <style:table-column-properties style:column-width="5.0292in" style:rel-column-width="49243*"/>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margin-top="0.1665in" fo:margin-bottom="0.0835in" style:contextual-spacing="false" style:writing-mode="lr-tb"/>
      <style:text-properties style:language-asian="ja" style:country-asian="JP"/>
    </style:style>
    <style:style style:name="P2" style:family="paragraph" style:parent-style-name="Title">
      <style:paragraph-properties style:writing-mode="lr-tb"/>
      <style:text-properties style:language-asian="ja" style:country-asian="JP"/>
    </style:style>
    <style:style style:name="P3" style:family="paragraph" style:parent-style-name="Title">
      <style:paragraph-properties style:writing-mode="lr-tb"/>
      <style:text-properties officeooo:rsid="00179202" officeooo:paragraph-rsid="00179202"/>
    </style:style>
    <style:style style:name="P4" style:family="paragraph" style:parent-style-name="Subtitle">
      <style:paragraph-properties style:writing-mode="lr-tb"/>
    </style:style>
    <style:style style:name="P5" style:family="paragraph" style:parent-style-name="Text_20_body">
      <style:paragraph-properties fo:text-align="center" style:justify-single-word="false" style:writing-mode="lr-tb"/>
      <style:text-properties style:language-asian="ja" style:country-asian="JP"/>
    </style:style>
    <style:style style:name="P6" style:family="paragraph" style:parent-style-name="Text_20_body">
      <style:paragraph-properties fo:text-align="center" style:justify-single-word="false" style:writing-mode="lr-tb"/>
    </style:style>
    <style:style style:name="P7" style:family="paragraph" style:parent-style-name="Text_20_body">
      <style:paragraph-properties fo:margin-top="0in" fo:margin-bottom="0.0972in" style:contextual-spacing="false" fo:text-align="center" style:justify-single-word="false" style:writing-mode="lr-tb"/>
    </style:style>
    <style:style style:name="P8" style:family="paragraph" style:parent-style-name="Heading_20_1" style:list-style-name="WWNum1" style:master-page-name="Converted1">
      <style:paragraph-properties fo:margin-left="0in" fo:margin-top="0in" fo:margin-bottom="0.0835in" style:contextual-spacing="false" fo:text-align="start" style:justify-single-word="false" fo:text-indent="0in" style:auto-text-indent="false" style:page-number="1" fo:break-before="page" style:writing-mode="lr-tb"/>
      <style:text-properties officeooo:paragraph-rsid="001d43ac" style:language-asian="ja" style:country-asian="JP"/>
    </style:style>
    <style:style style:name="P9" style:family="paragraph" style:parent-style-name="Text_20_body">
      <style:paragraph-properties fo:text-align="justify" style:justify-single-word="false" style:writing-mode="lr-tb" loext:word-spacing-minimum="75%" loext:word-spacing-maximum="133%"/>
    </style:style>
    <style:style style:name="P10" style:family="paragraph" style:parent-style-name="Text_20_body">
      <style:paragraph-properties fo:text-align="justify" style:justify-single-word="false" style:writing-mode="lr-tb" loext:word-spacing-minimum="75%" loext:word-spacing-maximum="133%"/>
      <style:text-properties style:language-asian="ja" style:country-asian="JP"/>
    </style:style>
    <style:style style:name="P11" style:family="paragraph" style:parent-style-name="Heading_20_1" style:list-style-name="WWNum1">
      <style:paragraph-properties fo:margin-left="0in" fo:text-align="start" style:justify-single-word="false" fo:text-indent="0in" style:auto-text-indent="false" style:writing-mode="lr-tb"/>
    </style:style>
    <style:style style:name="P12" style:family="paragraph" style:parent-style-name="Text_20_body">
      <style:paragraph-properties fo:text-align="justify" style:justify-single-word="false" style:writing-mode="lr-tb"/>
      <style:text-properties style:language-asian="ja" style:country-asian="JP"/>
    </style:style>
    <style:style style:name="P13" style:family="paragraph" style:parent-style-name="Text_20_body">
      <style:paragraph-properties fo:text-align="justify" style:justify-single-word="false" style:writing-mode="lr-tb"/>
      <style:text-properties officeooo:rsid="00198c58" officeooo:paragraph-rsid="00198c58" style:language-asian="ja" style:country-asian="JP"/>
    </style:style>
    <style:style style:name="P14" style:family="paragraph" style:parent-style-name="Text_20_body">
      <style:paragraph-properties fo:text-align="justify" style:justify-single-word="false" style:writing-mode="lr-tb"/>
      <style:text-properties officeooo:paragraph-rsid="001b0984" style:language-asian="ja" style:country-asian="JP"/>
    </style:style>
    <style:style style:name="P15" style:family="paragraph" style:parent-style-name="Text_20_body">
      <style:paragraph-properties fo:text-align="justify" style:justify-single-word="false" style:writing-mode="lr-tb"/>
      <style:text-properties officeooo:rsid="001c6160" officeooo:paragraph-rsid="001c6160" style:language-asian="ja" style:country-asian="JP"/>
    </style:style>
    <style:style style:name="P16" style:family="paragraph" style:parent-style-name="Text_20_body">
      <style:paragraph-properties fo:text-align="justify" style:justify-single-word="false" style:writing-mode="lr-tb"/>
      <style:text-properties officeooo:rsid="001b0984" officeooo:paragraph-rsid="001b0984" style:language-asian="ja" style:country-asian="JP"/>
    </style:style>
    <style:style style:name="P17" style:family="paragraph" style:parent-style-name="Text_20_body" style:list-style-name="L1">
      <style:paragraph-properties fo:text-align="justify" style:justify-single-word="false" style:writing-mode="lr-tb"/>
      <style:text-properties officeooo:rsid="001383d8" officeooo:paragraph-rsid="001383d8" style:language-asian="ja" style:country-asian="JP"/>
    </style:style>
    <style:style style:name="P18" style:family="paragraph" style:parent-style-name="Text_20_body" style:list-style-name="L1">
      <style:paragraph-properties fo:text-align="justify" style:justify-single-word="false" style:writing-mode="lr-tb"/>
      <style:text-properties officeooo:rsid="0013d07c" officeooo:paragraph-rsid="0013d07c" style:language-asian="ja" style:country-asian="JP"/>
    </style:style>
    <style:style style:name="P19" style:family="paragraph" style:parent-style-name="Text_20_body">
      <style:paragraph-properties fo:text-align="justify" style:justify-single-word="false" style:writing-mode="lr-tb"/>
      <style:text-properties officeooo:rsid="0013d07c" officeooo:paragraph-rsid="0013d07c" style:language-asian="ja" style:country-asian="JP"/>
    </style:style>
    <style:style style:name="P20" style:family="paragraph" style:parent-style-name="Text_20_body">
      <style:paragraph-properties fo:text-align="justify" style:justify-single-word="false" style:writing-mode="lr-tb"/>
      <style:text-properties officeooo:rsid="00176a65" officeooo:paragraph-rsid="00176a65" style:language-asian="ja" style:country-asian="JP"/>
    </style:style>
    <style:style style:name="P21" style:family="paragraph" style:parent-style-name="Text_20_body">
      <style:paragraph-properties fo:text-align="start" style:justify-single-word="false" style:writing-mode="lr-tb"/>
      <style:text-properties style:language-asian="ja" style:country-asian="JP"/>
    </style:style>
    <style:style style:name="P22" style:family="paragraph" style:parent-style-name="Text_20_body">
      <style:paragraph-properties fo:text-align="start" style:justify-single-word="false" style:writing-mode="lr-tb"/>
    </style:style>
    <style:style style:name="P23" style:family="paragraph" style:parent-style-name="Table_20_Contents">
      <style:paragraph-properties fo:text-align="start" style:justify-single-word="false" style:writing-mode="lr-tb"/>
    </style:style>
    <style:style style:name="P2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center" style:justify-single-word="false" style:writing-mode="lr-tb"/>
    </style:style>
    <style:style style:name="P26" style:family="paragraph" style:parent-style-name="Table_20_Contents">
      <style:paragraph-properties fo:text-align="start" style:justify-single-word="false" style:writing-mode="lr-tb"/>
      <style:text-properties officeooo:paragraph-rsid="000d5909"/>
    </style:style>
    <style:style style:name="P27" style:family="paragraph" style:parent-style-name="Table_20_Contents">
      <style:paragraph-properties fo:text-align="start" style:justify-single-word="false" style:writing-mode="lr-tb"/>
      <style:text-properties officeooo:rsid="000fe440" officeooo:paragraph-rsid="000fe440" style:language-asian="ja" style:country-asian="JP"/>
    </style:style>
    <style:style style:name="P28" style:family="paragraph" style:parent-style-name="Table_20_Contents">
      <style:paragraph-properties fo:text-align="center" style:justify-single-word="false" style:writing-mode="lr-tb"/>
      <style:text-properties officeooo:rsid="000fe440" officeooo:paragraph-rsid="000fe440" style:language-asian="ja" style:country-asian="JP"/>
    </style:style>
    <style:style style:name="P29" style:family="paragraph" style:parent-style-name="Table_20_Contents">
      <style:paragraph-properties fo:text-align="start" style:justify-single-word="false" style:writing-mode="lr-tb"/>
      <style:text-properties officeooo:rsid="001588ba" officeooo:paragraph-rsid="001588ba" style:language-asian="ja" style:country-asian="JP"/>
    </style:style>
    <style:style style:name="P30" style:family="paragraph" style:parent-style-name="Table_20_Contents">
      <style:paragraph-properties fo:text-align="center" style:justify-single-word="false" style:writing-mode="lr-tb"/>
      <style:text-properties officeooo:rsid="001588ba" officeooo:paragraph-rsid="001588ba" style:language-asian="ja" style:country-asian="JP"/>
    </style:style>
    <style:style style:name="P31" style:family="paragraph" style:parent-style-name="Table_20_Contents">
      <style:paragraph-properties fo:text-align="start" style:justify-single-word="false" style:writing-mode="lr-tb"/>
      <style:text-properties officeooo:rsid="001933ee" officeooo:paragraph-rsid="001933ee" style:language-asian="ja" style:country-asian="JP"/>
    </style:style>
    <style:style style:name="P32" style:family="paragraph" style:parent-style-name="Table_20_Contents">
      <style:paragraph-properties fo:text-align="center" style:justify-single-word="false" style:writing-mode="lr-tb"/>
      <style:text-properties officeooo:rsid="001933ee" officeooo:paragraph-rsid="001933ee" style:language-asian="ja" style:country-asian="JP"/>
    </style:style>
    <style:style style:name="P33" style:family="paragraph" style:parent-style-name="Table_20_Contents">
      <style:paragraph-properties fo:text-align="start" style:justify-single-word="false" style:writing-mode="lr-tb"/>
      <style:text-properties officeooo:rsid="00225415" officeooo:paragraph-rsid="00225415" style:language-asian="ja" style:country-asian="JP"/>
    </style:style>
    <style:style style:name="P34" style:family="paragraph" style:parent-style-name="Table_20_Contents">
      <style:paragraph-properties fo:text-align="center" style:justify-single-word="false" style:writing-mode="lr-tb"/>
      <style:text-properties officeooo:rsid="00225415" officeooo:paragraph-rsid="00225415" style:language-asian="ja" style:country-asian="JP"/>
    </style:style>
    <style:style style:name="P35" style:family="paragraph" style:parent-style-name="Table_20_Contents">
      <style:paragraph-properties fo:text-align="start" style:justify-single-word="false" style:writing-mode="lr-tb"/>
      <style:text-properties officeooo:rsid="0022fc4b" officeooo:paragraph-rsid="0022fc4b" style:language-asian="ja" style:country-asian="JP"/>
    </style:style>
    <style:style style:name="P36" style:family="paragraph" style:parent-style-name="Table_20_Contents">
      <style:paragraph-properties fo:text-align="center" style:justify-single-word="false" style:writing-mode="lr-tb"/>
      <style:text-properties officeooo:rsid="0022fc4b" officeooo:paragraph-rsid="0022fc4b" style:language-asian="ja" style:country-asian="JP"/>
    </style:style>
    <style:style style:name="P37" style:family="paragraph" style:parent-style-name="Table_20_Contents">
      <style:paragraph-properties fo:text-align="start" style:justify-single-word="false" style:writing-mode="lr-tb"/>
      <style:text-properties officeooo:rsid="0023f318" officeooo:paragraph-rsid="0023f318" style:language-asian="ja" style:country-asian="JP"/>
    </style:style>
    <style:style style:name="P38" style:family="paragraph" style:parent-style-name="Table_20_Contents">
      <style:paragraph-properties fo:text-align="start" style:justify-single-word="false" style:writing-mode="lr-tb"/>
      <style:text-properties officeooo:rsid="00271685" officeooo:paragraph-rsid="00271685" style:language-asian="ja" style:country-asian="JP"/>
    </style:style>
    <style:style style:name="P39" style:family="paragraph" style:parent-style-name="Table_20_Contents">
      <style:paragraph-properties fo:text-align="center" style:justify-single-word="false" style:writing-mode="lr-tb"/>
      <style:text-properties officeooo:rsid="00271685" officeooo:paragraph-rsid="00271685" style:language-asian="ja" style:country-asian="JP"/>
    </style:style>
    <style:style style:name="P40" style:family="paragraph" style:parent-style-name="Table_20_Contents">
      <style:paragraph-properties fo:text-align="start" style:justify-single-word="false" style:writing-mode="lr-tb"/>
      <style:text-properties officeooo:rsid="0028f4b4" officeooo:paragraph-rsid="0028f4b4" style:language-asian="ja" style:country-asian="JP"/>
    </style:style>
    <style:style style:name="P41" style:family="paragraph" style:parent-style-name="Table_20_Contents">
      <style:paragraph-properties fo:text-align="center" style:justify-single-word="false" style:writing-mode="lr-tb"/>
      <style:text-properties officeooo:rsid="0028f4b4" officeooo:paragraph-rsid="0028f4b4" style:language-asian="ja" style:country-asian="JP"/>
    </style:style>
    <style:style style:name="P42" style:family="paragraph" style:parent-style-name="Heading_20_1">
      <style:paragraph-properties fo:margin-left="0in" fo:text-align="start" style:justify-single-word="false" fo:text-indent="0in" style:auto-text-indent="false" style:writing-mode="lr-tb"/>
      <style:text-properties style:language-asian="ja" style:country-asian="JP"/>
    </style:style>
    <style:style style:name="P43" style:family="paragraph" style:parent-style-name="Text_20_body">
      <style:paragraph-properties fo:text-align="start" style:justify-single-word="false" style:writing-mode="lr-tb"/>
      <style:text-properties officeooo:paragraph-rsid="000f2c08" style:language-asian="ja" style:country-asian="JP"/>
    </style:style>
    <style:style style:name="P44" style:family="paragraph" style:parent-style-name="Text_20_body">
      <style:paragraph-properties fo:text-align="start" style:justify-single-word="false" fo:break-before="page" style:writing-mode="lr-tb"/>
      <style:text-properties officeooo:paragraph-rsid="000f2c08" style:language-asian="ja" style:country-asian="JP"/>
    </style:style>
    <style:style style:name="P45" style:family="paragraph" style:parent-style-name="Bibliography_20_1">
      <style:paragraph-properties>
        <style:tab-stops/>
      </style:paragraph-properties>
    </style:style>
    <style:style style:name="P46" style:family="paragraph" style:parent-style-name="Bibliography_20_Heading">
      <style:paragraph-properties fo:margin-left="0in" fo:text-align="start" style:justify-single-word="false" fo:text-indent="0in" style:auto-text-indent="false" text:number-lines="false" text:line-number="0" style:writing-mode="lr-tb"/>
    </style:style>
    <style:style style:name="P47" style:family="paragraph" style:parent-style-name="Text_20_body">
      <style:paragraph-properties fo:margin-top="0in" fo:margin-bottom="0.0972in" style:contextual-spacing="false" fo:text-align="start" style:justify-single-word="false" style:writing-mode="lr-tb"/>
      <style:text-properties style:language-asian="ja" style:country-asian="JP"/>
    </style:style>
    <style:style style:name="T1" style:family="text">
      <style:text-properties style:language-asian="ja" style:country-asian="JP"/>
    </style:style>
    <style:style style:name="T2" style:family="text">
      <style:text-properties officeooo:rsid="00179202" style:language-asian="ja" style:country-asian="JP"/>
    </style:style>
    <style:style style:name="T3" style:family="text">
      <style:text-properties fo:font-style="italic" style:font-style-asian="italic" style:font-style-complex="italic"/>
    </style:style>
    <style:style style:name="T4" style:family="text">
      <style:text-properties fo:font-style="italic" officeooo:rsid="001b0984" style:font-style-asian="italic" style:font-style-complex="italic"/>
    </style:style>
    <style:style style:name="T5" style:family="text">
      <style:text-properties officeooo:rsid="001b0984"/>
    </style:style>
    <style:style style:name="T6" style:family="text">
      <style:text-properties officeooo:rsid="001a9b1c"/>
    </style:style>
    <style:style style:name="T7" style:family="text">
      <style:text-properties fo:font-style="italic" officeooo:rsid="001c6160" style:font-style-asian="italic" style:font-style-complex="italic"/>
    </style:style>
    <style:style style:name="T8" style:family="text">
      <style:text-properties officeooo:rsid="001c6160"/>
    </style:style>
    <style:style style:name="T9" style:family="text">
      <style:text-properties officeooo:rsid="0013466d"/>
    </style:style>
    <style:style style:name="T10" style:family="text">
      <style:text-properties officeooo:rsid="0013d07c"/>
    </style:style>
    <style:style style:name="T11" style:family="text">
      <style:text-properties officeooo:rsid="00167075"/>
    </style:style>
    <style:style style:name="T12" style:family="text">
      <style:text-properties officeooo:rsid="0017103a"/>
    </style:style>
    <style:style style:name="T13" style:family="text">
      <style:text-properties officeooo:rsid="00179202"/>
    </style:style>
    <style:style style:name="T14" style:family="text">
      <style:text-properties officeooo:rsid="001f3bee"/>
    </style:style>
    <style:style style:name="T15" style:family="text">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language-asian="ja" style:country-asian="JP" style:font-style-asian="normal" style:font-weight-asian="bold" style:font-size-complex="12pt" style:font-style-complex="normal" style:font-weight-complex="bold"/>
    </style:style>
    <style:style style:name="T16" style:family="text">
      <style:text-properties fo:color="#000000" loext:opacity="100%" style:text-outline="false" style:text-line-through-style="none" style:text-line-through-type="none" fo:font-size="12pt" fo:font-style="normal" fo:text-shadow="none" style:text-underline-style="none" fo:font-weight="bold" style:font-size-asian="12pt" style:language-asian="ja" style:country-asian="JP" style:font-style-asian="normal" style:font-weight-asian="bold" style:font-size-complex="12pt" style:font-style-complex="normal" style:font-weight-complex="bold"/>
    </style:style>
    <style:style style:name="T17"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8" style:family="text">
      <style:text-properties fo:font-weight="bold" style:language-asian="ja" style:country-asian="JP" style:font-weight-asian="bold" style:font-weight-complex="bold"/>
    </style:style>
    <style:style style:name="T19" style:family="text">
      <style:text-properties style:text-position="super 58%" style:language-asian="ja" style:country-asian="JP"/>
    </style:style>
    <style:style style:name="T20" style:family="text">
      <style:text-properties fo:font-style="italic" style:language-asian="ja" style:country-asian="JP" style:font-style-asian="italic" style:font-style-complex="italic"/>
    </style:style>
    <style:style style:name="T21" style:family="text">
      <style:text-properties fo:font-style="normal" style:language-asian="ja" style:country-asian="JP" style:font-style-asian="normal" style:font-style-complex="normal"/>
    </style:style>
    <style:style style:name="T22" style:family="text">
      <style:text-properties fo:font-style="italic" officeooo:rsid="00103dc4" style:language-asian="ja" style:country-asian="JP" style:font-style-asian="italic" style:font-style-complex="italic"/>
    </style:style>
    <style:style style:name="T23" style:family="text">
      <style:text-properties style:text-position="super 58%"/>
    </style:style>
    <style:style style:name="T24" style:family="text">
      <style:text-properties officeooo:rsid="002ae4c1"/>
    </style:style>
    <style:style style:name="T25" style:family="text">
      <style:text-properties officeooo:rsid="002b374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3" loext:marker-style-name="T1"><text:span text:style-name="T1">ProChef</text:span></text:p>
      <text:p text:style-name="P4" loext:marker-style-name="T1"><text:span text:style-name="T1">Easily Create and Share High-Quality Recipes</text:span><text:span text:style-name="T1"/></text:p>
      <text:p text:style-name="P5" loext:marker-style-name="T1"/>
      <text:p text:style-name="P6" loext:marker-style-name="T1"><text:span text:style-name="T1">Team Lead : Jason Januar – 300393865</text:span><text:span text:style-name="T1"/></text:p>
      <text:p text:style-name="P7" loext:marker-style-name="T1"><text:span text:style-name="T1">CSIS 3375-001</text:span><text:span text:style-name="T1"/></text:p>
      <text:list text:style-name="WWNum1">
        <text:list-item>
          <text:h text:style-name="P8" text:outline-level="1" loext:marker-style-name="T1">Introduction</text:h>
        </text:list-item>
      </text:list>
      <text:p text:style-name="P9" loext:marker-style-name="T1"><text:span text:style-name="T1">This is a recipe app with social media aspects. The user would be able to create recipes and share them online with other users. The user would be able to interact with other users such as leaving likes and comments on each other’s recipes and being able to join communities of users with similar food preferences or dietary restrictions.</text:span><text:span text:style-name="T1"/></text:p>
      <text:p text:style-name="P9" loext:marker-style-name="T1"><text:span text:style-name="T1">The app would greatly help users to find recipes and procure the ingredients to cook them. The user can take a picture of their pantry and the app would find recipes that can be made using the available ingredients. The user can click a recipe and instantly order any missing ingredients through online shopping. The app would also gradually adapt and learn the user’s food preferences, thus as users keep using the app it will eventually be personalized and the app will be able to accurately find recipes that it believes the user would love. Ultimately, the app would allow the user to focus on cooking the recipes and eating the food as it will do all the other chores for the user.</text:span><text:span text:style-name="T1"/></text:p>
      <text:p text:style-name="P9" loext:marker-style-name="T1"><text:span text:style-name="T1">What makes our app unique is that it also gives the opportunity for the user to create professional looking recipes. Our app would give tools for the user to easily create recipes that are more than a simple to-do list. For example, the user would be able to record snippets of the meal creation process and the app would attach the videos to each step of the instruction. The app would also have tools that makes recipe creating easy, such as the ability to take a picture of your ingredients and extract the data using image recognition and the ability to type your recipe instruction using speech-to-text analyzers. The motto for our app is “</text:span><text:span text:style-name="T2">feel like a professional chef in your own kitchen</text:span><text:span text:style-name="T1">”.</text:span></text:p>
      <text:p text:style-name="P10" loext:marker-style-name="T1"/>
      <text:list text:continue-numbering="true" text:style-name="WWNum1">
        <text:list-item>
          <text:h text:style-name="P11" text:outline-level="1" loext:marker-style-name="T1"><text:span text:style-name="T1">Background Research</text:span><text:span text:style-name="T1"/></text:h>
        </text:list-item>
      </text:list>
      <text:p text:style-name="P12">We performed market research by trying out several recipe apps that would be our competitor in the marketplace. Specifically, we looked up the keyword “recipe” on Google Playstore and tried out the top 12 free apps for 15-30 minutes each. Some of the apps we tried out has some features locked behind a paid “pro” version but for this research we simply try out the free version.</text:p>
      <text:p text:style-name="P13">The biggest market competition might be the <text:span text:style-name="T3">SideChef</text:span> app<text:bibliography-mark text:identifier="SideChef" text:bibliography-type="custom1" text:author="SideChef" text:title="SideChef: Recipes &amp; Meal Plans" text:url="https://play.google.com/store/apps/details?id=com.sidechef.sidechef" loext:target-type="3">[1]</text:bibliography-mark>, which has almost every feature that we wanted to include in our app and are implemented in a high quality. The one thing this app lacks is a way for users to create recipes with video footage which is why we decided to pursue that as our novel feature.</text:p>
      <text:p text:style-name="P13">Another market competition is the <text:span text:style-name="T3">Tasty</text:span> app<text:bibliography-mark text:identifier="Tasty" text:bibliography-type="custom1" text:author="BuzzFeed" text:title="Tasty" text:url="https://play.google.com/store/apps/details?id=com.buzzfeed.tasty" loext:target-type="3">[2]</text:bibliography-mark>, which is purely a recipe viewer and does not allow the creation of a user’s own recipes but it’s such a high quality that we deem to be a competition for the users who don’t plan on making their own recipes.</text:p>
      <text:p text:style-name="P14"><text:span text:style-name="T4">Samsung Food</text:span><text:span text:style-name="T5"><text:bibliography-mark text:identifier="Samsung Food" text:bibliography-type="custom1" text:author="Samsung" text:title="Samsung Food: Meal Planner" text:url="https://play.google.com/store/apps/details?id=com.foodient.whisk" loext:target-type="3">[3]</text:bibliography-mark></text:span><text:span text:style-name="T5"> is another app that is a mix of a recipe viewer and social media. While we don’t think it’s as high quality as </text:span><text:span text:style-name="T4">SideChef</text:span><text:span text:style-name="T5"> or </text:span><text:span text:style-name="T4">Tasty</text:span><text:span text:style-name="T5">, it is another competition in the market. It doesn’t help that is has a recognizable brand (Samsung) which can be enticing to some users.</text:span></text:p>
      <text:p text:style-name="P15">For apps that gave us inspiration, one is the <text:span text:style-name="T3">SuperCook</text:span> app<text:bibliography-mark text:identifier="SuperCook" text:bibliography-type="custom1" text:author="SuperCook" text:title="SuperCook - Recipe Generator" text:url="https://play.google.com/store/apps/details?id=com.supercook.app" loext:target-type="3">[4]</text:bibliography-mark>. The app is largely a simple recipe keeper, but it has a feature where it can add ingredients to the pantry using audio-to-speech systems. This made us realize that not all users are comfortable with typing on their small phone and so adding audio-to-speech mechanisms for our input functions is a nice accessability feature to have.</text:p>
      <text:p text:style-name="P15"><text:soft-page-break/>On the topic of accessability, the <text:bibliography-mark text:identifier="Cookpad" text:bibliography-type="custom1" text:author="Cookpad Inc (UK)" text:title="Cookpad recipes, homemade food" text:url="https://play.google.com/store/apps/details?id=com.mufumbo.android.recipe.search" loext:target-type="3">[5]</text:bibliography-mark><text:s/>app has an AI assistant that allows users to generate recipes by describing them in a more conversational way which can be more comfortable for some users. It also allows a user to take a picture of a finished meal and attempt to discern what ingredients are used to create said meal, which is an interesting idea though it’s not very accurate in our testing.</text:p>
      <text:p text:style-name="P13">Several apps (<text:span text:style-name="T3">Tasty</text:span><text:bibliography-mark text:identifier="Tasty" text:bibliography-type="custom1" text:author="BuzzFeed" text:title="Tasty" text:url="https://play.google.com/store/apps/details?id=com.buzzfeed.tasty" loext:target-type="3">[2]</text:bibliography-mark>, <text:span text:style-name="T3">ReciMe</text:span><text:bibliography-mark text:identifier="ReciMe" text:bibliography-type="custom1" text:author="ReciMe" text:title="ReciMe: Recipes &amp; Meal Planner" text:url="https://play.google.com/store/search?q=recime&amp;c=apps" loext:target-type="3">[6]</text:bibliography-mark>, <text:span text:style-name="T3">CookBook</text:span><text:bibliography-mark text:identifier="CookBook" text:bibliography-type="custom1" text:author="CookBook Co." text:title="CookBook - Recipe Manager" text:url="https://play.google.com/store/apps/details?id=com.cookbook.cbapp" loext:target-type="3">[7]</text:bibliography-mark> and <text:span text:style-name="T3">Mealime</text:span><text:bibliography-mark text:identifier="Mealime" text:bibliography-type="custom1" text:author="Mealime Meal Plans Inc" text:title="Mealime Meal Plans &amp; Recipes" text:url="https://play.google.com/store/apps/details?id=com.mealime" loext:target-type="3">[8]</text:bibliography-mark>) allows the users to transfer their shopping list to the <text:span text:style-name="T3">InstaCart</text:span> app<text:bibliography-mark text:identifier="Instacart" text:bibliography-type="custom1" text:author="Instacart" text:title="Instacart: Get Food Delivery" text:url="https://play.google.com/store/apps/details?id=com.instacart.client" loext:target-type="3">[9]</text:bibliography-mark> <text:span text:style-name="T6">which is a grocery shopping app that has an API available for other apps to use. This is a neat idea to allow users to easily buy ingredients for their recipes and is something that we plan on incorporating to our app.</text:span></text:p>
      <text:p text:style-name="P16">Several apps allow the user to export a recipe as a pdf file but one of them, <text:span text:style-name="T3">Recipe Keeper</text:span><text:bibliography-mark text:identifier="Recipe Keeper" text:bibliography-type="custom1" text:author="Tudorspan Limited" text:title="Recipe Keeper" text:url="https://play.google.com/store/apps/details?id=com.tudorspan.recipekeeper" loext:target-type="3">[10]</text:bibliography-mark>, allows the user to export a large selection of recipes at once to create a cookbook pdf file which can be printed to create a physical cookbook. This is an interesting idea that can allow the user to share recipes with friends and families that aren’t technologically savvy.</text:p>
      <text:p text:style-name="P16">Another interesting feature is the import from video feature of <text:span text:style-name="T3">ReciMe</text:span><text:bibliography-mark text:identifier="ReciMe" text:bibliography-type="custom1" text:author="ReciMe" text:title="ReciMe: Recipes &amp; Meal Planner" text:url="https://play.google.com/store/search?q=recime&amp;c=apps" loext:target-type="3">[6]</text:bibliography-mark>. Most recipe keepers allow importing of recipes from websites and photos but <text:span text:style-name="T3">ReciMe</text:span> also includes a way to import recipes from YouTube videos using audio-to-text systems. This doesn’t work perfectly but might be an interesting idea to check out.</text:p>
      <text:p text:style-name="P16">Other apps that we’ve done research for are <text:span text:style-name="T7">My Recipe Box</text:span><text:span text:style-name="T8"><text:bibliography-mark text:identifier="My Recipe Box" text:bibliography-type="custom1" text:author="CmonApp" text:title="My Recipe Box: My Cookbook" text:url="https://play.google.com/store/apps/details?id=fr.recettetek" loext:target-type="3">[11]</text:bibliography-mark></text:span><text:span text:style-name="T8">, </text:span><text:span text:style-name="T7">Paprika Recipe Manager 3</text:span><text:span text:style-name="T8"><text:bibliography-mark text:identifier="Paprika" text:bibliography-type="custom1" text:author="Hindsight Labs LLC" text:title="Paprika Recipe Manager 3" text:url="https://play.google.com/store/apps/details?id=com.hindsightlabs.paprika.android.v3" loext:target-type="3">[12]</text:bibliography-mark></text:span><text:span text:style-name="T8">, and </text:span><text:span text:style-name="T7">COOKmate</text:span><text:span text:style-name="T8"><text:bibliography-mark text:identifier="COOKmate" text:bibliography-type="custom1" text:author="Maadinfo Services" text:title="COOKmate - My recipe organizer" text:url="https://play.google.com/store/apps/details?id=fr.cookbook" loext:target-type="3">[13]</text:bibliography-mark></text:span><text:span text:style-name="T8">. These are market competition, but they’re on the lower end of quality so we don’t deem them to be a tough competition. And we didn’t manage to get any interesting new ideas or perspectives from them.</text:span></text:p>
      <text:p text:style-name="P16"/>
      <text:list xml:id="list34517560826050" text:continue-numbering="true" text:style-name="WWNum1">
        <text:list-item>
          <text:h text:style-name="P11" text:outline-level="1" loext:marker-style-name="T1"><text:span text:style-name="T1">PACT Framework</text:span><text:span text:style-name="T1"/></text:h>
        </text:list-item>
      </text:list>
      <text:p text:style-name="P12">People<text:tab/><text:tab/>: <text:span text:style-name="T9">We’re targetting anyone who wants to cook for themselves. Despite the app name, <text:tab/><text:tab/> <text:s/>we’re more focused on targetting home chefs that want to feel like a professional <text:tab/><text:tab/> <text:s/>chef instead of actual professional chefs.</text:span></text:p>
      <text:p text:style-name="P12">Activity<text:tab/>: <text:span text:style-name="T9">Our users will use our app to assist them in cooking.</text:span></text:p>
      <text:p text:style-name="P12">Context<text:tab/>: <text:span text:style-name="T9">Our app would be </text:span><text:span text:style-name="T10">capable of</text:span><text:span text:style-name="T9"> accomodat</text:span><text:span text:style-name="T10">ing</text:span><text:span text:style-name="T9"> chefs of any skill level from beginners <text:tab/><text:tab/> <text:s/>t</text:span><text:span text:style-name="T10">o </text:span><text:span text:style-name="T9">experts. We’re also accomodating all forms of temporal availability, from people <text:tab/><text:tab/> <text:s/>who only have time to cook fast foods to people that are willing to make meals with <text:tab/><text:tab/> <text:s/>long prep times.</text:span></text:p>
      <text:p text:style-name="P12">Technologies:</text:p>
      <text:list text:style-name="L1">
        <text:list-item>
          <text:p text:style-name="P17">For users wanting to find recipes, our app provides <text:span text:style-name="T11">a streamlined way for users to look up what they want. While users can always directly search for a specific recipe, the app provides tools to help users that are unsure of what they want to cook or eat, such as a tool to look up recipes based on the available ingredients on the user’</text:span><text:span text:style-name="T12">s</text:span><text:span text:style-name="T11"> pantry. </text:span><text:span text:style-name="T12">The app will also memorize the user’s history of recipes so that it can personalize the experience by adapting to the user’s perceived dietary preferences.</text:span></text:p>
        </text:list-item>
        <text:list-item>
          <text:p text:style-name="P18"><text:soft-page-break/>For users wanting to create recipes, our app provides tools to streamline the creation of a high-quality recipe page which includes instruction videos, text-to-speech mechanisms, image recognition systems, and spell checkers. The user would also be able to share their recipes to others and receive evaluation in the form of ratings and comments.</text:p>
        </text:list-item>
      </text:list>
      <text:p text:style-name="P19"/>
      <text:list text:continue-list="list34517560826050" text:style-name="WWNum1">
        <text:list-item>
          <text:h text:style-name="P11" text:outline-level="1" loext:marker-style-name="T1"><text:span text:style-name="T1">Value Proposition</text:span><text:span text:style-name="T1"/></text:h>
        </text:list-item>
      </text:list>
      <text:p text:style-name="P20">Look up all kinds of high-quality recipes from simple fast foods to fancy and complex dinners. Or, share your own recipes using our tools that can streamline the creation of professional-looking recipes. With the <text:span text:style-name="T13">ProChef</text:span> app, you too can feel like a professional chef at your own home.</text:p>
      <text:p text:style-name="P20"/>
      <text:list text:continue-numbering="true" text:style-name="WWNum1">
        <text:list-item>
          <text:h text:style-name="P11" text:outline-level="1" loext:marker-style-name="T1"><text:span text:style-name="T1">Project Contract</text:span><text:span text:style-name="T1"/></text:h>
        </text:list-item>
      </text:list>
      <text:p text:style-name="P21" loext:marker-style-name="T1">I, <text:span text:style-name="T14">Jason Januar,</text:span> will work alone. I won’t have a set schedule for working on this project and give myself flexible work hours. But I will set a minimum of 1 hour of work per day except on Sundays.</text:p>
      <text:p text:style-name="P22" loext:marker-style-name="T1"><text:span text:style-name="T1"/></text:p>
      <text:list text:continue-numbering="true" text:style-name="WWNum1">
        <text:list-item>
          <text:h text:style-name="P11" text:outline-level="1" loext:marker-style-name="T1"><text:span text:style-name="T1">AI Usage</text:span><text:span text:style-name="T1"/></text:h>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3" loext:marker-style-name="T15"><text:span text:style-name="T16">AI Tool Name</text:span><text:span text:style-name="T15"/></text:p>
          </table:table-cell>
          <table:table-cell table:style-name="Table1.A1" office:value-type="string">
            <text:p text:style-name="P23" loext:marker-style-name="T15"><text:span text:style-name="T16">Version, Account Type</text:span><text:span text:style-name="T15"/></text:p>
          </table:table-cell>
          <table:table-cell table:style-name="Table1.A1" office:value-type="string">
            <text:p text:style-name="P23" loext:marker-style-name="T15"><text:span text:style-name="T16">Feature Used</text:span><text:span text:style-name="T15"/></text:p>
          </table:table-cell>
          <table:table-cell table:style-name="Table1.A1" office:value-type="string">
            <text:p text:style-name="P23" loext:marker-style-name="T15"><text:span text:style-name="T16">Value Addition</text:span><text:span text:style-name="T15"/></text:p>
          </table:table-cell>
          <table:table-cell table:style-name="Table1.E1" office:value-type="string">
            <text:p text:style-name="P23" loext:marker-style-name="T15"><text:span text:style-name="T16">Appendix</text:span><text:span text:style-name="T15"/></text:p>
          </table:table-cell>
        </table:table-row>
        <table:table-row table:style-name="Table1.1">
          <table:table-cell table:style-name="Table1.A2" office:value-type="string">
            <text:p text:style-name="P24" loext:marker-style-name="T17"/>
          </table:table-cell>
          <table:table-cell table:style-name="Table1.A2" office:value-type="string">
            <text:p text:style-name="P24" loext:marker-style-name="T17"/>
          </table:table-cell>
          <table:table-cell table:style-name="Table1.A2" office:value-type="string">
            <text:p text:style-name="P24" loext:marker-style-name="T17"/>
          </table:table-cell>
          <table:table-cell table:style-name="Table1.A2" office:value-type="string">
            <text:p text:style-name="P24" loext:marker-style-name="T17"/>
          </table:table-cell>
          <table:table-cell table:style-name="Table1.E2" office:value-type="string">
            <text:p text:style-name="P24" loext:marker-style-name="T17"/>
          </table:table-cell>
        </table:table-row>
      </table:table>
      <text:p text:style-name="P21" loext:marker-style-name="T1"/>
      <text:list text:continue-numbering="true" text:style-name="WWNum1">
        <text:list-item>
          <text:h text:style-name="P11" text:outline-level="1" loext:marker-style-name="T1"><text:span text:style-name="T1">Work Log</text:span><text:span text:style-name="T1"/></text:h>
        </text:list-item>
      </text:list>
      <text:p text:style-name="P22" loext:marker-style-name="T1"><text:span text:style-name="T1">Jason Januar :</text:span><text:span text:style-name="T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 loext:marker-style-name="T18"><text:span text:style-name="T18">Date</text:span><text:span text:style-name="T18"/></text:p>
          </table:table-cell>
          <table:table-cell table:style-name="Table2.A1" office:value-type="string">
            <text:p text:style-name="P25" loext:marker-style-name="T18"><text:span text:style-name="T18">Hours</text:span><text:span text:style-name="T18"/></text:p>
          </table:table-cell>
          <table:table-cell table:style-name="Table2.C1" office:value-type="string">
            <text:p text:style-name="P23" loext:marker-style-name="T18"><text:span text:style-name="T18">Description of Work</text:span><text:span text:style-name="T18"/></text:p>
          </table:table-cell>
        </table:table-row>
        <table:table-row table:style-name="Table2.1">
          <table:table-cell table:style-name="Table2.A2" office:value-type="string">
            <text:p text:style-name="P23" loext:marker-style-name="T1"><text:span text:style-name="T1">26</text:span><text:span text:style-name="T19">th</text:span><text:span text:style-name="T1"> Jan 2026</text:span></text:p>
          </table:table-cell>
          <table:table-cell table:style-name="Table2.A2" office:value-type="string">
            <text:p text:style-name="P25" loext:marker-style-name="T1"><text:span text:style-name="T1">1</text:span><text:span text:style-name="T1"/></text:p>
          </table:table-cell>
          <table:table-cell table:style-name="Table2.C2" office:value-type="string">
            <text:p text:style-name="P23" loext:marker-style-name="T1"><text:span text:style-name="T1">Created rudimentary project proposal</text:span><text:span text:style-name="T1"/></text:p>
          </table:table-cell>
        </table:table-row>
        <table:table-row table:style-name="Table2.1">
          <table:table-cell table:style-name="Table2.A2" office:value-type="string">
            <text:p text:style-name="P23" loext:marker-style-name="T1"><text:span text:style-name="T1">27</text:span><text:span text:style-name="T19">th</text:span><text:span text:style-name="T1"> Jan 2026</text:span></text:p>
          </table:table-cell>
          <table:table-cell table:style-name="Table2.A2" office:value-type="string">
            <text:p text:style-name="P25" loext:marker-style-name="T1"><text:span text:style-name="T1">0.5</text:span><text:span text:style-name="T1"/></text:p>
          </table:table-cell>
          <table:table-cell table:style-name="Table2.C2" office:value-type="string">
            <text:p text:style-name="P26" loext:marker-style-name="T1"><text:span text:style-name="T1">Market Research on </text:span><text:span text:style-name="T20">Recipe Keeper </text:span><text:span text:style-name="T21">app </text:span><text:span text:style-name="T21"><text:bibliography-mark text:identifier="Recipe Keeper" text:bibliography-type="custom1" text:author="Tudorspan Limited" text:title="Recipe Keeper" text:url="https://play.google.com/store/apps/details?id=com.tudorspan.recipekeeper" loext:target-type="3">[10]</text:bibliography-mark></text:span><text:span text:style-name="T21"><text:s/></text:span></text:p>
          </table:table-cell>
        </table:table-row>
        <table:table-row table:style-name="Table2.1">
          <table:table-cell table:style-name="Table2.A2" office:value-type="string">
            <text:p text:style-name="P23" loext:marker-style-name="T1"><text:span text:style-name="T1">27</text:span><text:span text:style-name="T19">th</text:span><text:span text:style-name="T1"> Jan 2026</text:span></text:p>
          </table:table-cell>
          <table:table-cell table:style-name="Table2.A2" office:value-type="string">
            <text:p text:style-name="P25" loext:marker-style-name="T1"><text:span text:style-name="T1">0.5</text:span><text:span text:style-name="T1"/></text:p>
          </table:table-cell>
          <table:table-cell table:style-name="Table2.C2" office:value-type="string">
            <text:p text:style-name="P23" loext:marker-style-name="T1"><text:span text:style-name="T1">Market Research on </text:span><text:span text:style-name="T20">Tasty </text:span><text:span text:style-name="T21">app </text:span><text:span text:style-name="T21"><text:bibliography-mark text:identifier="Tasty" text:bibliography-type="custom1" text:author="BuzzFeed" text:title="Tasty" text:url="https://play.google.com/store/apps/details?id=com.buzzfeed.tasty" loext:target-type="3">[2]</text:bibliography-mark></text:span></text:p>
          </table:table-cell>
        </table:table-row>
        <table:table-row table:style-name="Table2.1">
          <table:table-cell table:style-name="Table2.A2" office:value-type="string">
            <text:p text:style-name="P23" loext:marker-style-name="T1"><text:span text:style-name="T1">27</text:span><text:span text:style-name="T19">th</text:span><text:span text:style-name="T1"> Jan 2026</text:span></text:p>
          </table:table-cell>
          <table:table-cell table:style-name="Table2.A2" office:value-type="string">
            <text:p text:style-name="P25" loext:marker-style-name="T1"><text:span text:style-name="T1">0.5</text:span><text:span text:style-name="T1"/></text:p>
          </table:table-cell>
          <table:table-cell table:style-name="Table2.C2" office:value-type="string">
            <text:p text:style-name="P23" loext:marker-style-name="T1"><text:span text:style-name="T1">Market Research on </text:span><text:span text:style-name="T20">ReciMe</text:span><text:span text:style-name="T1"> app </text:span><text:span text:style-name="T1"><text:bibliography-mark text:identifier="ReciMe" text:bibliography-type="custom1" text:author="ReciMe" text:title="ReciMe: Recipes &amp; Meal Planner" text:url="https://play.google.com/store/search?q=recime&amp;c=apps" loext:target-type="3">[6]</text:bibliography-mark></text:span></text:p>
          </table:table-cell>
        </table:table-row>
        <table:table-row table:style-name="Table2.1">
          <table:table-cell table:style-name="Table2.A2" office:value-type="string">
            <text:p text:style-name="P23" loext:marker-style-name="T1"><text:span text:style-name="T1">27</text:span><text:span text:style-name="T19">th</text:span><text:span text:style-name="T1"> Jan 2026</text:span></text:p>
          </table:table-cell>
          <table:table-cell table:style-name="Table2.A2" office:value-type="string">
            <text:p text:style-name="P25" loext:marker-style-name="T1"><text:span text:style-name="T1">0.5</text:span><text:span text:style-name="T1"/></text:p>
          </table:table-cell>
          <table:table-cell table:style-name="Table2.C2" office:value-type="string">
            <text:p text:style-name="P23" loext:marker-style-name="T1"><text:span text:style-name="T1">Market Research on </text:span><text:span text:style-name="T20">Samsung Food </text:span><text:span text:style-name="T1">app </text:span><text:span text:style-name="T1"><text:bibliography-mark text:identifier="Samsung Food" text:bibliography-type="custom1" text:author="Samsung" text:title="Samsung Food: Meal Planner" text:url="https://play.google.com/store/apps/details?id=com.foodient.whisk" loext:target-type="3">[3]</text:bibliography-mark></text:span></text:p>
          </table:table-cell>
        </table:table-row>
        <table:table-row table:style-name="Table2.1">
          <table:table-cell table:style-name="Table2.A2" office:value-type="string">
            <text:p text:style-name="P23" loext:marker-style-name="T1"><text:span text:style-name="T1">28</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Super</text:span><text:span text:style-name="T22">Cook</text:span><text:span text:style-name="T1"> app </text:span><text:span text:style-name="T1"><text:bibliography-mark text:identifier="SuperCook" text:bibliography-type="custom1" text:author="SuperCook" text:title="SuperCook - Recipe Generator" text:url="https://play.google.com/store/apps/details?id=com.supercook.app" loext:target-type="3">[4]</text:bibliography-mark></text:span></text:p>
          </table:table-cell>
        </table:table-row>
        <table:table-row table:style-name="Table2.1">
          <table:table-cell table:style-name="Table2.A2" office:value-type="string">
            <text:p text:style-name="P23" loext:marker-style-name="T1"><text:span text:style-name="T1">28</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My Recipe Box </text:span><text:span text:style-name="T1">app </text:span><text:span text:style-name="T1"><text:bibliography-mark text:identifier="My Recipe Box" text:bibliography-type="custom1" text:author="CmonApp" text:title="My Recipe Box: My Cookbook" text:url="https://play.google.com/store/apps/details?id=fr.recettetek" loext:target-type="3">[11]</text:bibliography-mark></text:span></text:p>
          </table:table-cell>
        </table:table-row>
        <table:table-row table:style-name="Table2.1">
          <table:table-cell table:style-name="Table2.A2" office:value-type="string">
            <text:p text:style-name="P23" loext:marker-style-name="T1"><text:span text:style-name="T1">28</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Cookpad</text:span><text:span text:style-name="T1"> app </text:span><text:span text:style-name="T1"><text:bibliography-mark text:identifier="Cookpad" text:bibliography-type="custom1" text:author="Cookpad Inc (UK)" text:title="Cookpad recipes, homemade food" text:url="https://play.google.com/store/apps/details?id=com.mufumbo.android.recipe.search" loext:target-type="3">[5]</text:bibliography-mark></text:span></text:p>
          </table:table-cell>
        </table:table-row>
        <table:table-row table:style-name="Table2.1">
          <table:table-cell table:style-name="Table2.A2" office:value-type="string">
            <text:p text:style-name="P23" loext:marker-style-name="T1"><text:span text:style-name="T1">28</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Paprika Recipe Manager 3</text:span><text:span text:style-name="T1"> app </text:span><text:span text:style-name="T1"><text:bibliography-mark text:identifier="Paprika" text:bibliography-type="custom1" text:author="Hindsight Labs LLC" text:title="Paprika Recipe Manager 3" text:url="https://play.google.com/store/apps/details?id=com.hindsightlabs.paprika.android.v3" loext:target-type="3">[12]</text:bibliography-mark></text:span></text:p>
          </table:table-cell>
        </table:table-row>
        <table:table-row table:style-name="Table2.1">
          <table:table-cell table:style-name="Table2.A2" office:value-type="string">
            <text:p text:style-name="P23" loext:marker-style-name="T1"><text:span text:style-name="T1">29</text:span><text:span text:style-name="T19">th</text:span><text:span text:style-name="T1"> Jan 2026</text:span></text:p>
          </table:table-cell>
          <table:table-cell table:style-name="Table2.A2" office:value-type="string">
            <text:p text:style-name="P25" loext:marker-style-name="T1"><text:span text:style-name="T1">1</text:span><text:span text:style-name="T1"/></text:p>
          </table:table-cell>
          <table:table-cell table:style-name="Table2.C2" office:value-type="string">
            <text:p text:style-name="P23" loext:marker-style-name="T1"><text:span text:style-name="T1">Market Research on </text:span><text:span text:style-name="T20">SideChef</text:span><text:span text:style-name="T1"> app </text:span><text:span text:style-name="T1"><text:bibliography-mark text:identifier="SideChef" text:bibliography-type="custom1" text:author="SideChef" text:title="SideChef: Recipes &amp; Meal Plans" text:url="https://play.google.com/store/apps/details?id=com.sidechef.sidechef" loext:target-type="3">[1]</text:bibliography-mark></text:span></text:p>
          </table:table-cell>
        </table:table-row>
        <table:table-row table:style-name="Table2.1">
          <table:table-cell table:style-name="Table2.A2" office:value-type="string">
            <text:p text:style-name="P23" loext:marker-style-name="T1"><text:span text:style-name="T1">29</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CookBook</text:span><text:span text:style-name="T1"> app </text:span><text:span text:style-name="T1"><text:bibliography-mark text:identifier="CookBook" text:bibliography-type="custom1" text:author="CookBook Co." text:title="CookBook - Recipe Manager" text:url="https://play.google.com/store/apps/details?id=com.cookbook.cbapp" loext:target-type="3">[7]</text:bibliography-mark></text:span></text:p>
          </table:table-cell>
        </table:table-row>
        <text:soft-page-break/>
        <table:table-row table:style-name="Table2.1">
          <table:table-cell table:style-name="Table2.A2" office:value-type="string">
            <text:p text:style-name="P23" loext:marker-style-name="T1"><text:span text:style-name="T1">29</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COOKmate</text:span><text:span text:style-name="T1"> app </text:span><text:span text:style-name="T1"><text:bibliography-mark text:identifier="COOKmate" text:bibliography-type="custom1" text:author="Maadinfo Services" text:title="COOKmate - My recipe organizer" text:url="https://play.google.com/store/apps/details?id=fr.cookbook" loext:target-type="3">[13]</text:bibliography-mark></text:span></text:p>
          </table:table-cell>
        </table:table-row>
        <table:table-row table:style-name="Table2.1">
          <table:table-cell table:style-name="Table2.A2" office:value-type="string">
            <text:p text:style-name="P23" loext:marker-style-name="T1"><text:span text:style-name="T1">29</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Mealime</text:span><text:span text:style-name="T1"> app </text:span><text:span text:style-name="T1"><text:bibliography-mark text:identifier="Mealime" text:bibliography-type="custom1" text:author="Mealime Meal Plans Inc" text:title="Mealime Meal Plans &amp; Recipes" text:url="https://play.google.com/store/apps/details?id=com.mealime" loext:target-type="3">[8]</text:bibliography-mark></text:span></text:p>
          </table:table-cell>
        </table:table-row>
        <table:table-row table:style-name="Table2.1">
          <table:table-cell table:style-name="Table2.A2" office:value-type="string">
            <text:p text:style-name="P27" loext:marker-style-name="T1">30<text:span text:style-name="T23">th</text:span> Jan 2026</text:p>
          </table:table-cell>
          <table:table-cell table:style-name="Table2.A2" office:value-type="string">
            <text:p text:style-name="P28" loext:marker-style-name="T1">1</text:p>
          </table:table-cell>
          <table:table-cell table:style-name="Table2.C2" office:value-type="string">
            <text:p text:style-name="P27" loext:marker-style-name="T1">Refined proposal introduction based on market research</text:p>
          </table:table-cell>
        </table:table-row>
        <table:table-row table:style-name="Table2.1">
          <table:table-cell table:style-name="Table2.A2" office:value-type="string">
            <text:p text:style-name="P29" loext:marker-style-name="T1">30<text:span text:style-name="T23">th</text:span> Jan 2026</text:p>
          </table:table-cell>
          <table:table-cell table:style-name="Table2.A2" office:value-type="string">
            <text:p text:style-name="P30" loext:marker-style-name="T1">1</text:p>
          </table:table-cell>
          <table:table-cell table:style-name="Table2.C2" office:value-type="string">
            <text:p text:style-name="P29" loext:marker-style-name="T1">Refined PACT framework and value pitch</text:p>
          </table:table-cell>
        </table:table-row>
        <table:table-row table:style-name="Table2.1">
          <table:table-cell table:style-name="Table2.A2" office:value-type="string">
            <text:p text:style-name="P31" loext:marker-style-name="T1">31<text:span text:style-name="T23">st</text:span> Jan 2026</text:p>
          </table:table-cell>
          <table:table-cell table:style-name="Table2.A2" office:value-type="string">
            <text:p text:style-name="P32" loext:marker-style-name="T1">0.25</text:p>
          </table:table-cell>
          <table:table-cell table:style-name="Table2.C2" office:value-type="string">
            <text:p text:style-name="P31" loext:marker-style-name="T1">Create GitHub Repository</text:p>
          </table:table-cell>
        </table:table-row>
        <table:table-row table:style-name="Table2.1">
          <table:table-cell table:style-name="Table2.A2" office:value-type="string">
            <text:p text:style-name="P33" loext:marker-style-name="T1">12<text:span text:style-name="T23">th</text:span> Feb 2026</text:p>
          </table:table-cell>
          <table:table-cell table:style-name="Table2.A2" office:value-type="string">
            <text:p text:style-name="P34" loext:marker-style-name="T1">0.5</text:p>
          </table:table-cell>
          <table:table-cell table:style-name="Table2.C2" office:value-type="string">
            <text:p text:style-name="P33" loext:marker-style-name="T1">Obtaining verification to use Figma for Education</text:p>
          </table:table-cell>
        </table:table-row>
        <table:table-row table:style-name="Table2.1">
          <table:table-cell table:style-name="Table2.A2" office:value-type="string">
            <text:p text:style-name="P35" loext:marker-style-name="T1">12<text:span text:style-name="T23">th</text:span> Feb 2026</text:p>
          </table:table-cell>
          <table:table-cell table:style-name="Table2.A2" office:value-type="string">
            <text:p text:style-name="P36" loext:marker-style-name="T1">0.5</text:p>
          </table:table-cell>
          <table:table-cell table:style-name="Table2.C2" office:value-type="string">
            <text:p text:style-name="P37" loext:marker-style-name="T1">Trying out Figma and learning the basics</text:p>
          </table:table-cell>
        </table:table-row>
        <table:table-row table:style-name="Table2.1">
          <table:table-cell table:style-name="Table2.A2" office:value-type="string">
            <text:p text:style-name="P38" loext:marker-style-name="T1">13<text:span text:style-name="T23">th</text:span> Feb 2026</text:p>
          </table:table-cell>
          <table:table-cell table:style-name="Table2.A2" office:value-type="string">
            <text:p text:style-name="P39" loext:marker-style-name="T1">1.<text:span text:style-name="T24">5</text:span></text:p>
          </table:table-cell>
          <table:table-cell table:style-name="Table2.C2" office:value-type="string">
            <text:p text:style-name="P38" loext:marker-style-name="T1">Learned more about Figma</text:p>
          </table:table-cell>
        </table:table-row>
        <table:table-row table:style-name="Table2.1">
          <table:table-cell table:style-name="Table2.A2" office:value-type="string">
            <text:p text:style-name="P40" loext:marker-style-name="T1">1<text:span text:style-name="T25">3</text:span><text:span text:style-name="T23">th</text:span> Feb 2026</text:p>
          </table:table-cell>
          <table:table-cell table:style-name="Table2.A2" office:value-type="string">
            <text:p text:style-name="P41" loext:marker-style-name="T1">1.<text:span text:style-name="T25">5</text:span></text:p>
          </table:table-cell>
          <table:table-cell table:style-name="Table2.C2" office:value-type="string">
            <text:p text:style-name="P40" loext:marker-style-name="T1">Identify survey objectives</text:p>
          </table:table-cell>
        </table:table-row>
      </table:table>
      <text:p text:style-name="P21" loext:marker-style-name="T1"/>
      <text:list text:continue-numbering="true" text:style-name="WWNum1">
        <text:list-header>
          <text:h text:style-name="P42" text:outline-level="1" loext:marker-style-name="T1"><text:span text:style-name="T1"/></text:h>
        </text:list-header>
      </text:list>
      <text:p text:style-name="P43" loext:marker-style-name="T1"/>
      <text:p text:style-name="P43" loext:marker-style-name="T1"/>
      <text:p text:style-name="P44"/>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References</text:p>
          </text:index-title>
          <text:p text:style-name="P45">1: Tudorspan Limited, Recipe Keeper, <text:a xlink:type="simple" xlink:href="https://play.google.com/store/apps/details?id=com.tudorspan.recipekeeper" text:style-name="Internet_20_link" text:visited-style-name="Internet_20_link"><text:span text:style-name="Internet_20_link">https://play.google.com/store/apps/details?id=com.tudorspan.recipekeeper</text:span></text:a></text:p>
          <text:p text:style-name="P45">2: BuzzFeed, Tasty, <text:a xlink:type="simple" xlink:href="https://play.google.com/store/apps/details?id=com.buzzfeed.tasty" text:style-name="Internet_20_link" text:visited-style-name="Internet_20_link"><text:span text:style-name="Internet_20_link">https://play.google.com/store/apps/details?id=com.buzzfeed.tasty</text:span></text:a></text:p>
          <text:p text:style-name="P45">3: ReciMe, ReciMe: Recipes &amp; Meal Planner, <text:a xlink:type="simple" xlink:href="https://play.google.com/store/search?q=recime&amp;c=apps" text:style-name="Internet_20_link" text:visited-style-name="Internet_20_link"><text:span text:style-name="Internet_20_link">https://play.google.com/store/search?q=recime&amp;c=apps</text:span></text:a></text:p>
          <text:p text:style-name="P45">4: Samsung, Samsung Food: Meal Planner, <text:a xlink:type="simple" xlink:href="https://play.google.com/store/apps/details?id=com.foodient.whisk" text:style-name="Internet_20_link" text:visited-style-name="Internet_20_link"><text:span text:style-name="Internet_20_link">https://play.google.com/store/apps/details?id=com.foodient.whisk</text:span></text:a></text:p>
          <text:p text:style-name="P45">5: SuperCook, SuperCook - Recipe Generator, <text:a xlink:type="simple" xlink:href="https://play.google.com/store/apps/details?id=com.supercook.app" text:style-name="Internet_20_link" text:visited-style-name="Internet_20_link"><text:span text:style-name="Internet_20_link">https://play.google.com/store/apps/details?id=com.supercook.app</text:span></text:a></text:p>
          <text:p text:style-name="P45">6: CmonApp, My Recipe Box: My Cookbook, <text:a xlink:type="simple" xlink:href="https://play.google.com/store/apps/details?id=fr.recettetek" text:style-name="Internet_20_link" text:visited-style-name="Internet_20_link"><text:span text:style-name="Internet_20_link">https://play.google.com/store/apps/details?id=fr.recettetek</text:span></text:a></text:p>
          <text:p text:style-name="P45">7: Cookpad Inc (UK), Cookpad recipes, homemade food, <text:a xlink:type="simple" xlink:href="https://play.google.com/store/apps/details?id=com.mufumbo.android.recipe.search" text:style-name="Internet_20_link" text:visited-style-name="Internet_20_link"><text:span text:style-name="Internet_20_link">https://play.google.com/store/apps/details?id=com.mufumbo.android.recipe.search</text:span></text:a></text:p>
          <text:p text:style-name="P45">8: Hindsight Labs LLC, Paprika Recipe Manager 3, <text:a xlink:type="simple" xlink:href="https://play.google.com/store/apps/details?id=com.hindsightlabs.paprika.android.v3" text:style-name="Internet_20_link" text:visited-style-name="Internet_20_link"><text:span text:style-name="Internet_20_link">https://play.google.com/store/apps/details?id=com.hindsightlabs.paprika.android.v3</text:span></text:a></text:p>
          <text:p text:style-name="P45">9: SideChef, SideChef: Recipes &amp; Meal Plans, <text:a xlink:type="simple" xlink:href="https://play.google.com/store/apps/details?id=com.sidechef.sidechef" text:style-name="Internet_20_link" text:visited-style-name="Internet_20_link"><text:span text:style-name="Internet_20_link">https://play.google.com/store/apps/details?id=com.sidechef.sidechef</text:span></text:a></text:p>
          <text:p text:style-name="P45">10: CookBook Co., CookBook - Recipe Manager, <text:a xlink:type="simple" xlink:href="https://play.google.com/store/apps/details?id=com.cookbook.cbapp" text:style-name="Internet_20_link" text:visited-style-name="Internet_20_link"><text:span text:style-name="Internet_20_link">https://play.google.com/store/apps/details?id=com.cookbook.cbapp</text:span></text:a></text:p>
          <text:p text:style-name="P45">11: Maadinfo Services, COOKmate - My recipe organizer, <text:a xlink:type="simple" xlink:href="https://play.google.com/store/apps/details?id=fr.cookbook" text:style-name="Internet_20_link" text:visited-style-name="Internet_20_link"><text:span text:style-name="Internet_20_link">https://play.google.com/store/apps/details?id=fr.cookbook</text:span></text:a></text:p>
          <text:p text:style-name="P45">12: Mealime Meal Plans Inc, Mealime Meal Plans &amp; Recipes, <text:a xlink:type="simple" xlink:href="https://play.google.com/store/apps/details?id=com.mealime" text:style-name="Internet_20_link" text:visited-style-name="Internet_20_link"><text:span text:style-name="Internet_20_link">https://play.google.com/store/apps/details?id=com.mealime</text:span></text:a></text:p>
        </text:index-body>
      </text:bibliography>
      <text:p text:style-name="P46"/>
      <text:p text:style-name="P46"/>
      <text:p text:style-name="Text_20_body"/>
      <text:p text:style-name="P47"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D" style:letter-kerning="true" style:font-name-asian="NSimSun"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ID" style:letter-kerning="true" style:font-name-asian="NSimSun"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ID" style:letter-kerning="true" style:font-name-asian="NSimSun" style:font-family-asian="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D"/>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5</text:page-number></text:p>
      </style:footer>
      <style:footer-left>
        <text:p text:style-name="MP1"><text:bookmark-start text:name="PageNumWizard_FOOTER_Default_Page_Style2"/><text:page-number text:select-page="current">2</text:page-number><text:s/>/ <text:page-count>7</text:page-count><text:bookmark-end text:name="PageNumWizard_FOOTER_Default_Page_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7T00:44:27</meta:creation-date>
    <dc:language>en-ID</dc:language>
    <dc:date>2026-02-14T03:45:16.564134600</dc:date>
    <meta:editing-cycles>66</meta:editing-cycles>
    <meta:editing-duration>PT16H4M35S</meta:editing-duration>
    <meta:generator>LibreOffice/25.8.3.2$Windows_X86_64 LibreOffice_project/8ca8d55c161d602844f5428fa4b58097424e324e</meta:generator>
    <meta:print-date>2026-01-31T00:52:33.750766700</meta:print-date>
    <meta:printed-by>PDF files</meta:printed-by>
    <meta:document-statistic meta:table-count="2" meta:image-count="0" meta:object-count="0" meta:page-count="7" meta:paragraph-count="116" meta:word-count="1575" meta:character-count="9702" meta:non-whitespace-character-count="8222"/>
    <meta:user-defined meta:name="AppVersion">15.0000</meta:user-defined>
  </office:meta>
</office:document-meta>
</file>